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2100010EA600006986E3E7FEBE139E0BD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style:font-size-asian="12pt" style:font-size-complex="12pt"/>
    </style:style>
    <style:style style:name="P8" style:family="paragraph" style:parent-style-name="Standard">
      <style:text-properties fo:font-size="12pt" fo:language="nl" fo:country="BE" officeooo:rsid="00100b6d" officeooo:paragraph-rsid="000fbeae" style:font-size-asian="12pt" style:font-size-complex="12pt"/>
    </style:style>
    <style:style style:name="P9" style:family="paragraph" style:parent-style-name="Standard">
      <style:text-properties fo:font-size="12pt" fo:language="nl" fo:country="BE" officeooo:paragraph-rsid="000fbeae" style:font-size-asian="12pt" style:font-size-complex="12pt"/>
    </style:style>
    <style:style style:name="P10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beae"/>
    </style:style>
    <style:style style:name="T7" style:family="text">
      <style:text-properties officeooo:rsid="00100b6d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2" draw:name="Text Box 2" draw:style-name="gr1" draw:text-style-name="P11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2</text:span></text:p>
      <text:p text:style-name="P3"/>
      <text:p text:style-name="P2">Gerealiseerd vorige week:</text:p>
      <text:p text:style-name="P3"/>
      <text:p text:style-name="P3">/</text:p>
      <text:p text:style-name="P3"/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9"/>
      <text:p text:style-name="P9"><text:span text:style-name="T7">– Verder debuggen en experimenteren</text:span></text:p>
      <text:p text:style-name="P8"/>
      <text:p text:style-name="P8">– <text:s/>Extra applicaties ma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6-06T11:28:20.778924673</dc:date>
    <meta:editing-duration>PT19M10S</meta:editing-duration>
    <meta:generator>LibreOffice/5.3.3.2$Linux_X86_64 LibreOffice_project/30m0$Build-2</meta:generator>
    <meta:document-statistic meta:table-count="0" meta:image-count="2" meta:object-count="0" meta:page-count="2" meta:paragraph-count="18" meta:word-count="50" meta:character-count="448" meta:non-whitespace-character-count="403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